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353cm" style:contextual-spacing="true">
        <style:tab-stops>
          <style:tab-stop style:position="7.83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353cm" style:contextual-spacing="true" fo:text-align="end" style:justify-single-word="false">
        <style:tab-stops>
          <style:tab-stop style:position="7.83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.353cm" style:contextual-spacing="true"/>
    </style:style>
    <style:style style:name="P7" style:family="paragraph" style:parent-style-name="Standard">
      <style:paragraph-properties fo:margin-top="0cm" fo:margin-bottom="0.353cm" style:contextual-spacing="true">
        <style:tab-stops>
          <style:tab-stop style:position="7.832cm"/>
        </style:tab-stops>
      </style:paragraph-properties>
    </style:style>
    <style:style style:name="P8" style:family="paragraph" style:parent-style-name="Standard">
      <style:paragraph-properties fo:margin-top="0cm" fo:margin-bottom="0.353cm" style:contextual-spacing="true" fo:text-align="end" style:justify-single-word="false">
        <style:tab-stops>
          <style:tab-stop style:position="7.832cm"/>
        </style:tab-stops>
      </style:paragraph-properties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officeooo:rsid="0015e0a6" style:font-size-asian="12pt" style:font-name-complex="Arial1" style:font-size-complex="12pt"/>
    </style:style>
    <style:style style:name="T5" style:family="text">
      <style:text-properties style:font-name="Arial" fo:font-size="12pt" style:font-size-complex="12pt"/>
    </style:style>
    <style:style style:name="T6" style:family="text">
      <style:text-properties style:font-name="Arial" fo:font-size="12pt" officeooo:rsid="0015e0a6" style:font-name-asian="F" style:font-size-asian="12pt" style:language-asian="en" style:country-asian="US" style:font-name-complex="Arial1" style:font-size-complex="12pt"/>
    </style:style>
    <style:style style:name="T7" style:family="text">
      <style:text-properties style:font-name="Calibri" officeooo:rsid="0015e0a6" style:font-name-asian="F" style:language-asian="en" style:country-asian="US" style:font-name-complex="F"/>
    </style:style>
    <style:style style:name="T8" style:family="text">
      <style:text-properties officeooo:rsid="0015e0a6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5"><text:span text:style-name="T1">INSTANCIA</text:span></text:p>
      <text:p text:style-name="P5"><text:span text:style-name="T8"><text:text-input text:description="">Paco Juan</text:text-input></text:span><text:span text:style-name="T2">, con domicilio en </text:span><text:span text:style-name="T8"><text:text-input text:description="">C/Benavent, 2ºA</text:text-input></text:span><text:span text:style-name="T2"><text:s/>y con NIF </text:span><text:span text:style-name="T8"><text:text-input text:description="">A465712</text:text-input></text:span></text:p>
      <text:p text:style-name="P2"/>
      <text:p text:style-name="Standard"><text:span text:style-name="T1">EXPONE :</text:span></text:p>
      <text:p text:style-name="P6"><text:span text:style-name="T1">QUE</text:span><text:span text:style-name="T2"> con fecha de </text:span><field:fieldmark-start text:name="__Fieldmark__13_270563135" field:type="vnd.oasis.opendocument.field.FORMDATE"><field:param field:name="DateField_DateFormat" field:value="dddd, dd MMMM, yyyy"/><field:param field:name="DateField_DateFormat_Language" field:value="es-ES"/></field:fieldmark-start><text:span text:style-name="T4">28/11/2022</text:span><field:fieldmark-end/><text:span text:style-name="T2">, presentó solicitud de ayuda para </text:span><text:span text:style-name="T2"><text:s/></text:span><text:span text:style-name="T7"><text:text-input text:description="">la aprobación del local alquilado</text:text-input></text:span><text:span text:style-name="T2">, </text:span><text:span text:style-name="T2">conforme a lo establecido en las bases de la convocatoria,</text:span></text:p>
      <text:p text:style-name="P3"/>
      <text:p text:style-name="P7"><text:span text:style-name="T1">QUE</text:span><text:span text:style-name="T2"> al día de </text:span><text:span text:style-name="T2"><text:date style:data-style-name="N30" text:date-value="2022-11-28T08:31:28.209465262">28/11/22</text:date></text:span><text:span text:style-name="T2"><text:s/>no ha recibido respuesta, positiva o negativa, ni solicitud de ampliación o aclaración al proyecto presentado, </text:span><text:span text:style-name="T4">de la aplicaci</text:span><text:span text:style-name="T6">ón movil de iOS.</text:span></text:p>
      <text:p text:style-name="P3"/>
      <text:p text:style-name="P7"><text:span text:style-name="T1">SOLICITA:</text:span></text:p>
      <text:p text:style-name="P7"><text:span text:style-name="T2">De esta entidad información sobre el curso de la solicitud de ayuda y el proyecto presentados.</text:span></text:p>
      <text:p text:style-name="P3"/>
      <text:p text:style-name="P7"><text:span text:style-name="T2">A la espera de sus noticias,</text:span></text:p>
      <text:p text:style-name="P8"><text:span text:style-name="T2">Lugar, <text:s/></text:span><text:span text:style-name="T4">Barcelona</text:span></text:p>
      <text:p text:style-name="P4"/>
      <text:p text:style-name="P4"/>
      <text:p text:style-name="P4"/>
      <text:p text:style-name="P8"><field:fieldmark-start text:name="Bookmark" field:type="vnd.oasis.opendocument.field.UNHANDLED"><field:param field:name="vnd.oasis.opendocument.field.code" field:value=" MACROBUTTON  DoFieldClick [Su nombre]"/></field:fieldmark-start><field:fieldmark-end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2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F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ancia</dc:title>
    <meta:editing-cycles>3</meta:editing-cycles>
    <meta:creation-date>2022-11-28T08:20:22.633532962</meta:creation-date>
    <dc:date>2022-11-28T08:31:28.157228914</dc:date>
    <meta:editing-duration>PT10M13S</meta:editing-duration>
    <meta:generator>LibreOffice/7.3.7.2$Linux_X86_64 LibreOffice_project/30$Build-2</meta:generator>
    <meta:document-statistic meta:table-count="0" meta:image-count="0" meta:object-count="0" meta:page-count="1" meta:paragraph-count="10" meta:word-count="101" meta:character-count="554" meta:non-whitespace-character-count="470"/>
    <meta:user-defined meta:name="APTrustLevel" meta:value-type="float">1</meta:user-defined>
    <meta:user-defined meta:name="AppVersion">12.0000</meta:user-defined>
    <meta:user-defined meta:name="Applications">67;#Template 12</meta:user-defined>
    <meta:user-defined meta:name="ContentTypeId">0x010100DE95A0C693CEB341887D38A4A2B58B45040072C752107C5A7B47AA91A1EE638E6F1F</meta:user-defined>
    <meta:user-defined meta:name="ImageGenCounter" meta:value-type="float">0</meta:user-defined>
    <meta:user-defined meta:name="ImageGenStatus" meta:value-type="float">0</meta:user-defined>
    <meta:user-defined meta:name="Order" meta:value-type="float">7100700</meta:user-defined>
    <meta:user-defined meta:name="PolicheckCounter" meta:value-type="float">0</meta:user-defined>
    <meta:user-defined meta:name="PolicheckStatus" meta:value-type="float">0</meta:user-defined>
    <meta:user-defined meta:name="ViolationReportStatus" meta:value-type="string">None</meta:user-defined>
    <meta:template xlink:type="simple" xlink:actuate="onRequest" xlink:title="INSTANCIA" xlink:href=""/>
  </office:meta>
</office:document-meta>
</file>